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60fce" officeooo:paragraph-rsid="00060fce"/>
    </style:style>
    <style:style style:name="P2" style:family="paragraph" style:parent-style-name="Text_20_body">
      <style:text-properties officeooo:rsid="0008c124" officeooo:paragraph-rsid="0008c124"/>
    </style:style>
    <style:style style:name="P3" style:family="paragraph" style:parent-style-name="Subtitle">
      <style:text-properties officeooo:rsid="00060fce" officeooo:paragraph-rsid="00060fce"/>
    </style:style>
    <style:style style:name="P4" style:family="paragraph" style:parent-style-name="Text_20_body">
      <style:text-properties style:text-position="sub 58%"/>
    </style:style>
    <style:style style:name="P5" style:family="paragraph" style:parent-style-name="Heading_20_1">
      <style:text-properties officeooo:rsid="0009323e"/>
    </style:style>
    <style:style style:name="T1" style:family="text">
      <style:text-properties officeooo:rsid="00090608"/>
    </style:style>
    <style:style style:name="T2" style:family="text">
      <style:text-properties style:text-position="sub 58%"/>
    </style:style>
    <style:style style:name="T3" style:family="text">
      <style:text-properties officeooo:rsid="001779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lumenberechnung mit Spatprodukt</text:p>
      <text:p text:style-name="P3">Zu einer Frage auf <text:a xlink:type="simple" xlink:href="https://www.gutefrage.net/frage/das-parallelepipedwelches-von-den-vektoren-a12-3-b1k-3-c2k1-geformt-wirdhat-ein-volumen-von-180einheiten-verschiedene-moegliche-werte-von-k-sin" text:style-name="Internet_20_link" text:visited-style-name="Visited_20_Internet_20_Link">gutefrage.net</text:a></text:p>
      <text:h text:style-name="Heading_20_1" text:outline-level="1">Gegebene Vektoren</text:h>
      <text:p text:style-name="P1"><draw:frame draw:style-name="fr1" draw:name="Objekt2" text:anchor-type="as-char" svg:y="-0.919cm" svg:width="4.987cm" svg:height="1.62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5" text:outline-level="1">Gleichung aufstellen und lösen</text:h>
      <text:p text:style-name="P2">Diese Vektoren werden in die folgende <text:span text:style-name="T3">Volumenberechnung</text:span> <text:span text:style-name="T3">mittels</text:span> <text:a xlink:type="simple" xlink:href="https://de.wikipedia.org/wiki/Spatprodukt" text:style-name="Internet_20_link" text:visited-style-name="Visited_20_Internet_20_Link">Spatprodukt</text:a> eingesetzt. Das Ergebnis wird äquivalent umgeformt.</text:p>
      <text:p text:style-name="P1"><draw:frame draw:style-name="fr1" draw:name="Objekt1" text:anchor-type="as-char" svg:y="-2.646cm" svg:width="5.964cm" svg:height="5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Dengleichen absoluten Betrag haben genau 2 reelle Zahlen, nämlich eine Zahl und ihre entgegengesetzte Zahl. <text:span text:style-name="T1">Somit können 2 Zahlen k aus den folgenden beiden linearen Gleichungen ermittelt werden.</text:span></text:p>
      <text:p text:style-name="P2"><draw:frame draw:style-name="fr1" draw:name="Objekt3" text:anchor-type="as-char" svg:y="-1.699cm" svg:width="8.183cm" svg:height="3.17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Probe</text:h>
      <text:h text:style-name="Heading_20_2" text:outline-level="2">k<text:span text:style-name="T2">1</text:span></text:h>
      <text:p text:style-name="Text_20_body"><draw:frame draw:style-name="fr1" draw:name="Objekt5" text:anchor-type="as-char" svg:y="-1.212cm" svg:width="5.689cm" svg:height="2.2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<text:soft-page-break/><draw:frame draw:style-name="fr1" draw:name="Objekt4" text:anchor-type="as-char" svg:y="-1.505cm" svg:width="17.371cm" svg:height="2.796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k<text:span text:style-name="T2">2</text:span></text:h>
      <text:p text:style-name="P4"><draw:frame draw:style-name="fr1" draw:name="Objekt6" text:anchor-type="as-char" svg:y="-1.212cm" svg:width="6.32cm" svg:height="2.2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P4"><draw:frame draw:style-name="fr1" draw:name="Objekt7" text:anchor-type="as-char" svg:y="-2.058cm" svg:width="15.443cm" svg:height="3.831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4:19.007021493</meta:creation-date>
    <dc:date>2018-11-09T13:59:29.910266420</dc:date>
    <meta:editing-duration>PT3M40S</meta:editing-duration>
    <meta:editing-cycles>2</meta:editing-cycles>
    <meta:generator>LibreOffice/6.0.5.2$Linux_X86_64 LibreOffice_project/00m0$Build-2</meta:generator>
    <meta:document-statistic meta:table-count="0" meta:image-count="0" meta:object-count="7" meta:page-count="2" meta:paragraph-count="16" meta:word-count="60" meta:character-count="443" meta:non-whitespace-character-count="392"/>
  </office:meta>
</office:document-meta>
</file>

<file path=Object 1/content.xml><?xml version="1.0" encoding="utf-8"?>
<math xmlns="http://www.w3.org/1998/Math/MathML" display="block">
  <semantics>
    <mtable>
      <mtr>
        <mtd>
          <mi>V</mi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over accent="true">
                  <mi>a</mi>
                  <mo stretchy="false">⃗</mo>
                </mover>
                <mover accent="true">
                  <mrow>
                    <mo fence="true" stretchy="false">(</mo>
                    <mrow>
                      <mrow>
                        <mi>b</mi>
                        <mo stretchy="false">×</mo>
                        <mi>c</mi>
                      </mrow>
                    </mrow>
                    <mo fence="true" stretchy="false">)</mo>
                  </mrow>
                  <mo stretchy="false">˙</mo>
                </mover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row>
                  <mo fence="true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o stretchy="false">−</mo>
                            <mn>3</mn>
                          </mrow>
                        </mtd>
                      </mtr>
                    </mtable>
                  </mrow>
                  <mo fence="true" stretchy="true">)</mo>
                </mrow>
                <mover accent="true">
                  <mrow>
                    <mo fence="true" stretchy="true">(</mo>
                    <mrow>
                      <mtable>
                        <mtr>
                          <mtd>
                            <mrow>
                              <mrow>
                                <mi>k</mi>
                                <mo stretchy="false">+</mo>
                                <mn>3</mn>
                              </mrow>
                              <mi>k</mi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n>6</mn>
                              </mrow>
                              <mo stretchy="false">−</mo>
                              <mn>1</mn>
                            </mrow>
                          </mtd>
                        </mtr>
                        <mtr>
                          <mtd>
                            <mrow>
                              <mrow>
                                <mi>k</mi>
                                <mo stretchy="false">−</mo>
                                <mn>2</mn>
                              </mrow>
                              <mi>k</mi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˙</mo>
                </mover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row>
                  <mo fence="true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o stretchy="false">−</mo>
                            <mn>3</mn>
                          </mrow>
                        </mtd>
                      </mtr>
                    </mtable>
                  </mrow>
                  <mo fence="true" stretchy="true">)</mo>
                </mrow>
                <mover accent="true">
                  <mrow>
                    <mo fence="true" stretchy="true">(</mo>
                    <mrow>
                      <mtable>
                        <mtr>
                          <mtd>
                            <mrow>
                              <mn>4</mn>
                              <mi>k</mi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7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i>k</mi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˙</mo>
                </mover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n>4</mn>
                <mrow>
                  <mi>k</mi>
                  <mo stretchy="false">−</mo>
                  <mn>14</mn>
                  <mo stretchy="false">+</mo>
                  <mn>3</mn>
                </mrow>
                <mi>k</mi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n>7</mn>
                <mrow>
                  <mi>k</mi>
                  <mo stretchy="false">−</mo>
                  <mn>14</mn>
                </mrow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</mtable>
    <annotation encoding="StarMath 5.0">matrix {
V # `=` # abs{ vec a dot (b times c) } # `=` # 180 ##
` # `=` # abs { left ( matrix{ 1 ## 2 ## -3 } right ) dot left ( matrix{ k +3k ## -6 - 1 ## k - 2k} right ) }  # `=` # 180 ##
` # `=` # abs { left ( matrix{ 1 ## 2 ## -3 } right ) dot left ( matrix{ 4k ## -7 ## -k} right ) } # `=` # 180 ##
` # `=` # abs { 4k - 14 + 3k} # `=` # 180 ##
` # `=` # abs { 7k - 14 } # `=` # 180
}</annotation>
  </semantics>
</math>
</file>

<file path=Object 2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b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i>k</mi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c</mi>
          <mo stretchy="false">⃗</mo>
        </mover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i>k</mi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vec a = left( matrix {1 ## 2 ## -3} right ), ~ vec b = left( matrix {1 ## k ## -3} right ), ~ vec c = left( matrix {2 ## k ## 1} right )</annotation>
  </semantics>
</math>
</file>

<file path=Object 3/content.xml><?xml version="1.0" encoding="utf-8"?>
<math xmlns="http://www.w3.org/1998/Math/MathML" display="block">
  <semantics>
    <mtable>
      <mtr>
        <mtd>
          <mrow>
            <mn>7</mn>
            <mrow>
              <msub>
                <mi>k</mi>
                <mn>1</mn>
              </msub>
              <mo stretchy="false">−</mo>
              <mn>14</mn>
            </mrow>
          </mrow>
        </mtd>
        <mtd>
          <mrow>
            <mspace width="0.5em"/>
            <mo stretchy="false">=</mo>
            <mspace width="0.5em"/>
          </mrow>
        </mtd>
        <mtd>
          <mn>180</mn>
        </mtd>
        <mtd>
          <mrow>
            <mo stretchy="false">−</mo>
            <mrow>
              <mo fence="true" stretchy="false">(</mo>
              <mrow>
                <mrow>
                  <mn>7</mn>
                  <mrow>
                    <msub>
                      <mi>k</mi>
                      <mn>2</mn>
                    </msub>
                    <mo stretchy="false">−</mo>
                    <mn>14</mn>
                  </mrow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row>
            <mn>7</mn>
            <msub>
              <mi>k</mi>
              <mn>1</mn>
            </msub>
          </mrow>
        </mtd>
        <mtd>
          <mrow>
            <mspace width="0.5em"/>
            <mo stretchy="false">=</mo>
            <mspace width="0.5em"/>
          </mrow>
        </mtd>
        <mtd>
          <mn>194</mn>
        </mtd>
        <mtd>
          <mrow>
            <mn>7</mn>
            <mrow>
              <msub>
                <mi>k</mi>
                <mn>2</mn>
              </msub>
              <mo stretchy="false">−</mo>
              <mn>14</mn>
            </mrow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n>180</mn>
          </mrow>
        </mtd>
      </mtr>
      <mtr>
        <mtd>
          <msub>
            <mi>k</mi>
            <mn>1</mn>
          </msub>
        </mtd>
        <mtd>
          <mrow>
            <mspace width="0.5em"/>
            <mo stretchy="false">=</mo>
            <mspace width="0.5em"/>
          </mrow>
        </mtd>
        <mtd>
          <mfrac>
            <mn>194</mn>
            <mn>7</mn>
          </mfrac>
        </mtd>
        <mtd>
          <mrow>
            <mn>7</mn>
            <msub>
              <mi>k</mi>
              <mn>2</mn>
            </msub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n>166</mn>
          </mrow>
        </mtd>
      </mtr>
      <mtr>
        <mtd>
          <mspace width="0.5em"/>
        </mtd>
        <mtd>
          <mspace width="0.5em"/>
        </mtd>
        <mtd>
          <mspace width="0.5em"/>
        </mtd>
        <mtd>
          <msub>
            <mi>k</mi>
            <mn>2</mn>
          </msub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frac>
              <mn>166</mn>
              <mn>7</mn>
            </mfrac>
          </mrow>
        </mtd>
      </mtr>
    </mtable>
    <annotation encoding="StarMath 5.0">matrix{ 7k sub 1 - 14 # `=` # 180 # -(7k sub 2 - 14) # `=`# 180 ##
7k sub 1 # `=` # 194 # 7k sub 2 - 14 # `=` # - 180 ##
k sub 1 # `=` # 194 over 7 # 7k sub 2 # `=` # -166 ##
` # ` # ` # k sub 2 # `=` # -{166 over 7}
}</annotation>
  </semantics>
</math>
</file>

<file path=Object 4/content.xml><?xml version="1.0" encoding="utf-8"?>
<math xmlns="http://www.w3.org/1998/Math/MathML" display="block">
  <semantics>
    <mrow>
      <mi>V</mi>
      <mo stretchy="false">=</mo>
      <mrow>
        <mo fence="true" stretchy="true">|</mo>
        <mrow>
          <mrow>
            <mover accent="true">
              <mi>a</mi>
              <mo stretchy="false">⃗</mo>
            </mover>
            <mo stretchy="false">⋅</mo>
            <mrow>
              <mo fence="true" stretchy="false">(</mo>
              <mrow>
                <mrow>
                  <mover accent="true">
                    <mi>b</mi>
                    <mo stretchy="false">⃗</mo>
                  </mover>
                  <mo stretchy="false">×</mo>
                  <mover accent="true">
                    <mi>c</mi>
                    <mo stretchy="false">⃗</mo>
                  </mover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</mtr>
                </mtable>
              </mrow>
              <mo fence="true" stretchy="true">)</mo>
            </mrow>
            <mo stretchy="false">⋅</mo>
            <mrow>
              <mo fence="true" stretchy="true">(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frac>
                              <mn>194</mn>
                              <mn>7</mn>
                            </mfrac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×</mo>
                  <mrow>
                    <mo fence="true" stretchy="true">(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frac>
                              <mn>194</mn>
                              <mn>7</mn>
                            </mfrac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|</mo>
      </mrow>
      <mo stretchy="false">=</mo>
      <mrow>
        <mo fence="true" stretchy="true">|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</mtr>
                </mtable>
              </mrow>
              <mo fence="true" stretchy="true">)</mo>
            </mrow>
            <mo stretchy="false">⋅</mo>
            <mrow>
              <mo fence="true" stretchy="true">(</mo>
              <mrow>
                <mtable>
                  <mtr>
                    <mtd>
                      <mrow>
                        <mfrac>
                          <mn>194</mn>
                          <mn>7</mn>
                        </mfrac>
                        <mo stretchy="false">+</mo>
                        <mfrac>
                          <mrow>
                            <mn>3</mn>
                            <mo stretchy="false">⋅</mo>
                            <mn>194</mn>
                          </mrow>
                          <mn>7</mn>
                        </mfrac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6</mn>
                        </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frac>
                          <mn>194</mn>
                          <mn>7</mn>
                        </mfrac>
                        <mo stretchy="false">−</mo>
                        <mfrac>
                          <mrow>
                            <mn>2</mn>
                            <mo stretchy="false">⋅</mo>
                            <mn>194</mn>
                          </mrow>
                          <mn>7</mn>
                        </mfrac>
                      </mrow>
                    </mtd>
                  </mtr>
                </mtable>
              </mrow>
              <mo fence="true" stretchy="true">)</mo>
            </mrow>
          </mrow>
        </mrow>
        <mo fence="true" stretchy="true">|</mo>
      </mrow>
      <mo stretchy="false">=</mo>
      <mrow>
        <mo fence="true" stretchy="true">|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</mtr>
                </mtable>
              </mrow>
              <mo fence="true" stretchy="true">)</mo>
            </mrow>
            <mo stretchy="false">⋅</mo>
            <mrow>
              <mo fence="true" stretchy="true">(</mo>
              <mrow>
                <mtable>
                  <mtr>
                    <mtd>
                      <mfrac>
                        <mn>776</mn>
                        <mn>7</mn>
                      </mfrac>
                    </mtd>
                  </mtr>
                  <mtr>
                    <mtd>
                      <mrow>
                        <mo stretchy="false">−</mo>
                        <mn>7</mn>
                      </mrow>
                    </mtd>
                  </mtr>
                  <mtr>
                    <mtd>
                      <mrow>
                        <mo stretchy="false">−</mo>
                        <mfrac>
                          <mn>194</mn>
                          <mn>7</mn>
                        </mfrac>
                      </mrow>
                    </mtd>
                  </mtr>
                </mtable>
              </mrow>
              <mo fence="true" stretchy="true">)</mo>
            </mrow>
          </mrow>
        </mrow>
        <mo fence="true" stretchy="true">|</mo>
      </mrow>
      <mo stretchy="false">=</mo>
      <mrow>
        <mo fence="true" stretchy="true">|</mo>
        <mrow>
          <mrow>
            <mfrac>
              <mn>776</mn>
              <mn>7</mn>
            </mfrac>
            <mo stretchy="false">−</mo>
            <mn>14</mn>
            <mo stretchy="false">+</mo>
            <mfrac>
              <mn>582</mn>
              <mn>7</mn>
            </mfrac>
          </mrow>
        </mrow>
        <mo fence="true" stretchy="true">|</mo>
      </mrow>
      <mo stretchy="false">=</mo>
      <mn>180</mn>
    </mrow>
    <annotation encoding="StarMath 5.0">V = abs { vec a cdot ( vec b times vec c ) } = abs { left( matrix {1 ## 2 ## -3} right ) cdot left (left( matrix {1 ## 194 over 7 ## -3} right ) times left( matrix {2 ## 194 over 7 ## 1} right ) right ) } = abs { left( matrix {1 ## 2 ## -3} right ) cdot left ( matrix { 194 over 7 + 3 cdot  194 over 7 ## -6 - 1 ## 194 over 7 - 2 cdot 194 over 7 } right )} = abs { left( matrix {1 ## 2 ## -3} right ) cdot left ( matrix { 776 over 7 ## -7 ## -{194 over 7} } right ) } = abs{ 776 over 7 - 14 + 582 over 7 } = 180</annotation>
  </semantics>
</math>
</file>

<file path=Object 5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b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frac>
                    <mn>194</mn>
                    <mn>7</mn>
                  </mfrac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c</mi>
          <mo stretchy="false">⃗</mo>
        </mover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frac>
                    <mn>194</mn>
                    <mn>7</mn>
                  </mfrac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vec a = left( matrix {1 ## 2 ## -3} right ), ~ vec b = left( matrix {1 ## 194 over 7 ## -3} right ), ~ vec c = left( matrix {2 ## 194 over 7 ## 1} right )</annotation>
  </semantics>
</math>
</file>

<file path=Object 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b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frac>
                      <mn>166</mn>
                      <mn>7</mn>
                    </mfrac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c</mi>
          <mo stretchy="false">⃗</mo>
        </mover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frac>
                      <mn>166</mn>
                      <mn>7</mn>
                    </mfrac>
                  </mrow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vec a = left( matrix {1 ## 2 ## -3} right ), ~ vec b = left( matrix {1 ## -{166 over 7} ## -3} right ), ~ vec c = left( matrix {2 ## -{166 over 7} ## 1} right )</annotation>
  </semantics>
</math>
</file>

<file path=Object 7/content.xml><?xml version="1.0" encoding="utf-8"?>
<math xmlns="http://www.w3.org/1998/Math/MathML" display="block">
  <semantics>
    <mtable>
      <mtr>
        <mtd>
          <mi>V</mi>
        </mtd>
        <mtd>
          <mrow>
            <mspace width="0.5em"/>
            <mo stretchy="false">=</mo>
            <mspace width="0.5em"/>
          </mrow>
        </mtd>
        <mtd>
          <mrow>
            <mrow>
              <mo fence="true" stretchy="true">|</mo>
              <mrow>
                <mrow>
                  <mover accent="true">
                    <mi>a</mi>
                    <mo stretchy="false">⃗</mo>
                  </mover>
                  <mo stretchy="false">⋅</mo>
                  <mrow>
                    <mo fence="true" stretchy="false">(</mo>
                    <mrow>
                      <mrow>
                        <mover accent="true">
                          <mi>b</mi>
                          <mo stretchy="false">⃗</mo>
                        </mover>
                        <mo stretchy="false">×</mo>
                        <mover accent="true">
                          <mi>c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⋅</mo>
                  <mrow>
                    <mo fence="true" stretchy="true">(</mo>
                    <mrow>
                      <mrow>
                        <mrow>
                          <mo fence="true" stretchy="true">(</mo>
                          <mrow>
                            <mtable>
                              <mtr>
                                <mtd>
                                  <mn>1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frac>
                                      <mn>166</mn>
                                      <mn>7</mn>
                                    </mfrac>
                                  </mrow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3</mn>
                                  </mrow>
                                </mtd>
                              </mtr>
                            </mtable>
                          </mrow>
                          <mo fence="true" stretchy="true">)</mo>
                        </mrow>
                        <mo stretchy="false">×</mo>
                        <mrow>
                          <mo fence="true" stretchy="true">(</mo>
                          <mrow>
                            <mtable>
                              <mtr>
                                <mtd>
                                  <mn>2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frac>
                                      <mn>166</mn>
                                      <mn>7</mn>
                                    </mfrac>
                                  </mrow>
                                </mtd>
                              </mtr>
                              <mtr>
                                <mtd>
                                  <mn>1</mn>
                                </mtd>
                              </mtr>
                            </mtable>
                          </mrow>
                          <mo fence="true" stretchy="true">)</mo>
                        </mrow>
                      </mrow>
                    </mrow>
                    <mo fence="true" stretchy="true">)</mo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row>
                    <mo fence="true" stretchy="true">(</mo>
                    <mrow>
                      <mtable>
                        <mtr>
                          <mtd>
                            <mrow>
                              <mrow>
                                <mo stretchy="false">−</mo>
                                <mfrac>
                                  <mn>166</mn>
                                  <mn>7</mn>
                                </mfrac>
                              </mrow>
                              <mo stretchy="false">−</mo>
                              <mfrac>
                                <mrow>
                                  <mn>3</mn>
                                  <mo stretchy="false">⋅</mo>
                                  <mn>166</mn>
                                </mrow>
                                <mn>7</mn>
                              </mfrac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n>6</mn>
                              </mrow>
                              <mo stretchy="false">−</mo>
                              <mn>1</mn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frac>
                                  <mn>166</mn>
                                  <mn>7</mn>
                                </mfrac>
                              </mrow>
                              <mo stretchy="false">+</mo>
                              <mfrac>
                                <mrow>
                                  <mn>2</mn>
                                  <mo stretchy="false">⋅</mo>
                                  <mn>166</mn>
                                </mrow>
                                <mn>7</mn>
                              </mfrac>
                            </mrow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row>
                    <mo fence="true" stretchy="true">(</mo>
                    <mrow>
                      <mtable>
                        <mtr>
                          <mtd>
                            <mfrac>
                              <mrow>
                                <mrow>
                                  <mo stretchy="false">−</mo>
                                  <mn>4</mn>
                                </mrow>
                                <mo stretchy="false">⋅</mo>
                                <mn>166</mn>
                              </mrow>
                              <mn>7</mn>
                            </mfrac>
                          </mtd>
                        </mtr>
                        <mtr>
                          <mtd>
                            <mrow>
                              <mo stretchy="false">−</mo>
                              <mn>7</mn>
                            </mrow>
                          </mtd>
                        </mtr>
                        <mtr>
                          <mtd>
                            <mfrac>
                              <mn>166</mn>
                              <mn>7</mn>
                            </mfrac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|</mo>
            </mrow>
          </mrow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row>
              <mo fence="true" stretchy="true">|</mo>
              <mrow>
                <mrow>
                  <mrow>
                    <mrow>
                      <mo stretchy="false">−</mo>
                      <mn>4</mn>
                    </mrow>
                    <mo stretchy="false">⋅</mo>
                    <mfrac>
                      <mn>166</mn>
                      <mn>7</mn>
                    </mfrac>
                  </mrow>
                  <mo stretchy="false">−</mo>
                  <mn>14</mn>
                  <mo stretchy="false">−</mo>
                  <mrow>
                    <mn>3</mn>
                    <mo stretchy="false">⋅</mo>
                    <mfrac>
                      <mn>166</mn>
                      <mn>7</mn>
                    </mfrac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o stretchy="false">−</mo>
                  <mn>180</mn>
                </mrow>
              </mrow>
              <mo fence="true" stretchy="true">|</mo>
            </mrow>
            <mo stretchy="false">=</mo>
            <mn>180</mn>
          </mrow>
        </mtd>
      </mtr>
    </mtable>
    <annotation encoding="StarMath 5.0">alignl matrix{ 
V # `=` # abs{vec a cdot (vec b times vec c)} = abs{ alignc left( matrix {1 ## 2 ## -3} right ) cdot left(left( matrix {1 ## -{166 over 7} ## -3} right ) times left( matrix {2 ## -{166 over 7} ## 1} right ) right)} = abs{alignc left( matrix {1 ## 2 ## -3} right ) left ( matrix {-{166 over 7}- 3 cdot 166 over 7 ## -6 - 1 ## -{166 over 7} + 2 cdot 166 over 7} right )} = abs{alignc left( matrix {1 ## 2 ## -3} right ) left ( matrix {-4 cdot 166 over 7 ## -7 ## 166 over 7} right )} ##
` # `=` # abs{ - 4 cdot {alignc 166 over 7} - 14 - 3 cdot {alignc 166 over 7}} = abs{ -180 } = 180
}</annotation>
  </semantics>
</math>
</file>